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Photons</text:p>
          </table:table-cell>
          <table:table-cell table:style-name="ce1" office:value-type="string" calcext:value-type="string">
            <text:p>N_e+</text:p>
          </table:table-cell>
          <table:table-cell table:style-name="ce1" office:value-type="string" calcext:value-type="string">
            <text:p>N_e-</text:p>
          </table:table-cell>
          <table:table-cell table:style-name="ce1" office:value-type="string" calcext:value-type="string">
            <text:p>N_mu+</text:p>
          </table:table-cell>
          <table:table-cell table:style-name="ce1" office:value-type="string" calcext:value-type="string">
            <text:p>N_mu-</text:p>
          </table:table-cell>
          <table:table-cell table:style-name="ce1" office:value-type="string" calcext:value-type="string">
            <text:p>N_pi0</text:p>
          </table:table-cell>
          <table:table-cell table:style-name="ce1" office:value-type="string" calcext:value-type="string">
            <text:p>N_pi+</text:p>
          </table:table-cell>
          <table:table-cell table:style-name="ce1" office:value-type="string" calcext:value-type="string">
            <text:p>N_pi-</text:p>
          </table:table-cell>
          <table:table-cell table:style-name="ce1" office:value-type="string" calcext:value-type="string">
            <text:p>N_n</text:p>
          </table:table-cell>
          <table:table-cell table:style-name="ce1" office:value-type="string" calcext:value-type="string">
            <text:p>N_p</text:p>
          </table:table-cell>
          <table:table-cell table:style-name="ce1" office:value-type="string" calcext:value-type="string">
            <text:p>N_pbar</text:p>
          </table:table-cell>
          <table:table-cell table:style-name="ce1" office:value-type="string" calcext:value-type="string">
            <text:p>N_others</text:p>
          </table:table-cell>
          <table:table-cell table:style-name="ce1" office:value-type="string" calcext:value-type="string">
            <text:p>Total_per_bin</text:p>
          </table:table-cell>
        </table:table-row>
        <table:table-row table:style-name="ro1">
          <table:table-cell office:value-type="float" office:value="0.00004466836" calcext:value-type="float">
            <text:p>4.47E-05</text:p>
          </table:table-cell>
          <table:table-cell office:value-type="float" office:value="2803" calcext:value-type="float">
            <text:p>280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0.00005011872" calcext:value-type="float">
            <text:p>5.01E-05</text:p>
          </table:table-cell>
          <table:table-cell office:value-type="float" office:value="151515" calcext:value-type="float">
            <text:p>1515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1515" calcext:value-type="float">
            <text:p>151515</text:p>
          </table:table-cell>
        </table:table-row>
        <table:table-row table:style-name="ro1">
          <table:table-cell office:value-type="float" office:value="0.00005623413" calcext:value-type="float">
            <text:p>5.62E-05</text:p>
          </table:table-cell>
          <table:table-cell office:value-type="float" office:value="183361" calcext:value-type="float">
            <text:p>18336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3361" calcext:value-type="float">
            <text:p>183361</text:p>
          </table:table-cell>
        </table:table-row>
        <table:table-row table:style-name="ro1">
          <table:table-cell office:value-type="float" office:value="0.00006309573" calcext:value-type="float">
            <text:p>6.31E-05</text:p>
          </table:table-cell>
          <table:table-cell office:value-type="float" office:value="214115" calcext:value-type="float">
            <text:p>2141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14115" calcext:value-type="float">
            <text:p>214115</text:p>
          </table:table-cell>
        </table:table-row>
        <table:table-row table:style-name="ro1">
          <table:table-cell office:value-type="float" office:value="0.00007079458" calcext:value-type="float">
            <text:p>7.08E-05</text:p>
          </table:table-cell>
          <table:table-cell office:value-type="float" office:value="244999" calcext:value-type="float">
            <text:p>24499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4999" calcext:value-type="float">
            <text:p>244999</text:p>
          </table:table-cell>
        </table:table-row>
        <table:table-row table:style-name="ro1">
          <table:table-cell office:value-type="float" office:value="0.00007943282" calcext:value-type="float">
            <text:p>7.94E-05</text:p>
          </table:table-cell>
          <table:table-cell office:value-type="float" office:value="275253" calcext:value-type="float">
            <text:p>27525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253" calcext:value-type="float">
            <text:p>275253</text:p>
          </table:table-cell>
        </table:table-row>
        <table:table-row table:style-name="ro1">
          <table:table-cell office:value-type="float" office:value="0.00008912509" calcext:value-type="float">
            <text:p>8.91E-05</text:p>
          </table:table-cell>
          <table:table-cell office:value-type="float" office:value="301409" calcext:value-type="float">
            <text:p>30140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01409" calcext:value-type="float">
            <text:p>301409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327984" calcext:value-type="float">
            <text:p>32798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27984" calcext:value-type="float">
            <text:p>327984</text:p>
          </table:table-cell>
        </table:table-row>
        <table:table-row table:style-name="ro1">
          <table:table-cell office:value-type="float" office:value="0.0001122018" calcext:value-type="float">
            <text:p>1.12E-04</text:p>
          </table:table-cell>
          <table:table-cell office:value-type="float" office:value="357765" calcext:value-type="float">
            <text:p>35776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57765" calcext:value-type="float">
            <text:p>357765</text:p>
          </table:table-cell>
        </table:table-row>
        <table:table-row table:style-name="ro1">
          <table:table-cell office:value-type="float" office:value="0.0001258925" calcext:value-type="float">
            <text:p>1.26E-04</text:p>
          </table:table-cell>
          <table:table-cell office:value-type="float" office:value="387686" calcext:value-type="float">
            <text:p>38768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87686" calcext:value-type="float">
            <text:p>387686</text:p>
          </table:table-cell>
        </table:table-row>
        <table:table-row table:style-name="ro1">
          <table:table-cell office:value-type="float" office:value="0.0001412538" calcext:value-type="float">
            <text:p>1.41E-04</text:p>
          </table:table-cell>
          <table:table-cell office:value-type="float" office:value="419196" calcext:value-type="float">
            <text:p>41919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19196" calcext:value-type="float">
            <text:p>419196</text:p>
          </table:table-cell>
        </table:table-row>
        <table:table-row table:style-name="ro1">
          <table:table-cell office:value-type="float" office:value="0.0001584893" calcext:value-type="float">
            <text:p>1.58E-04</text:p>
          </table:table-cell>
          <table:table-cell office:value-type="float" office:value="449151" calcext:value-type="float">
            <text:p>4491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49151" calcext:value-type="float">
            <text:p>449151</text:p>
          </table:table-cell>
        </table:table-row>
        <table:table-row table:style-name="ro1">
          <table:table-cell office:value-type="float" office:value="0.0001778279" calcext:value-type="float">
            <text:p>1.78E-04</text:p>
          </table:table-cell>
          <table:table-cell office:value-type="float" office:value="482330" calcext:value-type="float">
            <text:p>48233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82330" calcext:value-type="float">
            <text:p>482330</text:p>
          </table:table-cell>
        </table:table-row>
        <table:table-row table:style-name="ro1">
          <table:table-cell office:value-type="float" office:value="0.0001995262" calcext:value-type="float">
            <text:p>2.00E-04</text:p>
          </table:table-cell>
          <table:table-cell office:value-type="float" office:value="511145" calcext:value-type="float">
            <text:p>5111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11145" calcext:value-type="float">
            <text:p>511145</text:p>
          </table:table-cell>
        </table:table-row>
        <table:table-row table:style-name="ro1">
          <table:table-cell office:value-type="float" office:value="0.0002238721" calcext:value-type="float">
            <text:p>2.24E-04</text:p>
          </table:table-cell>
          <table:table-cell office:value-type="float" office:value="539545" calcext:value-type="float">
            <text:p>539545</text:p>
          </table:table-cell>
          <table:table-cell office:value-type="float" office:value="7" calcext:value-type="float">
            <text:p>7</text:p>
          </table:table-cell>
          <table:table-cell office:value-type="float" office:value="1525" calcext:value-type="float">
            <text:p>15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1077" calcext:value-type="float">
            <text:p>541077</text:p>
          </table:table-cell>
        </table:table-row>
        <table:table-row table:style-name="ro1">
          <table:table-cell office:value-type="float" office:value="0.0002511886" calcext:value-type="float">
            <text:p>2.51E-04</text:p>
          </table:table-cell>
          <table:table-cell office:value-type="float" office:value="564941" calcext:value-type="float">
            <text:p>564941</text:p>
          </table:table-cell>
          <table:table-cell office:value-type="float" office:value="6" calcext:value-type="float">
            <text:p>6</text:p>
          </table:table-cell>
          <table:table-cell office:value-type="float" office:value="2932" calcext:value-type="float">
            <text:p>293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7879" calcext:value-type="float">
            <text:p>567879</text:p>
          </table:table-cell>
        </table:table-row>
        <table:table-row table:style-name="ro1">
          <table:table-cell office:value-type="float" office:value="0.0002818383" calcext:value-type="float">
            <text:p>2.82E-04</text:p>
          </table:table-cell>
          <table:table-cell office:value-type="float" office:value="588547" calcext:value-type="float">
            <text:p>588547</text:p>
          </table:table-cell>
          <table:table-cell office:value-type="float" office:value="27" calcext:value-type="float">
            <text:p>27</text:p>
          </table:table-cell>
          <table:table-cell office:value-type="float" office:value="3792" calcext:value-type="float">
            <text:p>37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92366" calcext:value-type="float">
            <text:p>592366</text:p>
          </table:table-cell>
        </table:table-row>
        <table:table-row table:style-name="ro1">
          <table:table-cell office:value-type="float" office:value="0.0003162278" calcext:value-type="float">
            <text:p>3.16E-04</text:p>
          </table:table-cell>
          <table:table-cell office:value-type="float" office:value="611141" calcext:value-type="float">
            <text:p>611141</text:p>
          </table:table-cell>
          <table:table-cell office:value-type="float" office:value="27" calcext:value-type="float">
            <text:p>27</text:p>
          </table:table-cell>
          <table:table-cell office:value-type="float" office:value="4475" calcext:value-type="float">
            <text:p>44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15643" calcext:value-type="float">
            <text:p>615643</text:p>
          </table:table-cell>
        </table:table-row>
        <table:table-row table:style-name="ro1">
          <table:table-cell office:value-type="float" office:value="0.0003548134" calcext:value-type="float">
            <text:p>3.55E-04</text:p>
          </table:table-cell>
          <table:table-cell office:value-type="float" office:value="634122" calcext:value-type="float">
            <text:p>634122</text:p>
          </table:table-cell>
          <table:table-cell office:value-type="float" office:value="56" calcext:value-type="float">
            <text:p>56</text:p>
          </table:table-cell>
          <table:table-cell office:value-type="float" office:value="5800" calcext:value-type="float">
            <text:p>58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39978" calcext:value-type="float">
            <text:p>639978</text:p>
          </table:table-cell>
        </table:table-row>
        <table:table-row table:style-name="ro1">
          <table:table-cell office:value-type="float" office:value="0.0003981072" calcext:value-type="float">
            <text:p>3.98E-04</text:p>
          </table:table-cell>
          <table:table-cell office:value-type="float" office:value="654536" calcext:value-type="float">
            <text:p>654536</text:p>
          </table:table-cell>
          <table:table-cell office:value-type="float" office:value="99" calcext:value-type="float">
            <text:p>99</text:p>
          </table:table-cell>
          <table:table-cell office:value-type="float" office:value="7109" calcext:value-type="float">
            <text:p>71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61744" calcext:value-type="float">
            <text:p>661744</text:p>
          </table:table-cell>
        </table:table-row>
        <table:table-row table:style-name="ro1">
          <table:table-cell office:value-type="float" office:value="0.0004466836" calcext:value-type="float">
            <text:p>4.47E-04</text:p>
          </table:table-cell>
          <table:table-cell office:value-type="float" office:value="677507" calcext:value-type="float">
            <text:p>677507</text:p>
          </table:table-cell>
          <table:table-cell office:value-type="float" office:value="164" calcext:value-type="float">
            <text:p>164</text:p>
          </table:table-cell>
          <table:table-cell office:value-type="float" office:value="8708" calcext:value-type="float">
            <text:p>87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86379" calcext:value-type="float">
            <text:p>686379</text:p>
          </table:table-cell>
        </table:table-row>
        <table:table-row table:style-name="ro1">
          <table:table-cell office:value-type="float" office:value="0.0005011872" calcext:value-type="float">
            <text:p>5.01E-04</text:p>
          </table:table-cell>
          <table:table-cell office:value-type="float" office:value="736735" calcext:value-type="float">
            <text:p>736735</text:p>
          </table:table-cell>
          <table:table-cell office:value-type="float" office:value="284" calcext:value-type="float">
            <text:p>284</text:p>
          </table:table-cell>
          <table:table-cell office:value-type="float" office:value="10437" calcext:value-type="float">
            <text:p>104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47456" calcext:value-type="float">
            <text:p>747456</text:p>
          </table:table-cell>
        </table:table-row>
        <table:table-row table:style-name="ro1">
          <table:table-cell office:value-type="float" office:value="0.0005623413" calcext:value-type="float">
            <text:p>5.62E-04</text:p>
          </table:table-cell>
          <table:table-cell office:value-type="float" office:value="700859" calcext:value-type="float">
            <text:p>700859</text:p>
          </table:table-cell>
          <table:table-cell office:value-type="float" office:value="399" calcext:value-type="float">
            <text:p>399</text:p>
          </table:table-cell>
          <table:table-cell office:value-type="float" office:value="12307" calcext:value-type="float">
            <text:p>123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13565" calcext:value-type="float">
            <text:p>713565</text:p>
          </table:table-cell>
        </table:table-row>
        <table:table-row table:style-name="ro1">
          <table:table-cell office:value-type="float" office:value="0.0006309573" calcext:value-type="float">
            <text:p>6.31E-04</text:p>
          </table:table-cell>
          <table:table-cell office:value-type="float" office:value="718316" calcext:value-type="float">
            <text:p>718316</text:p>
          </table:table-cell>
          <table:table-cell office:value-type="float" office:value="629" calcext:value-type="float">
            <text:p>629</text:p>
          </table:table-cell>
          <table:table-cell office:value-type="float" office:value="14616" calcext:value-type="float">
            <text:p>146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3561" calcext:value-type="float">
            <text:p>733561</text:p>
          </table:table-cell>
        </table:table-row>
        <table:table-row table:style-name="ro1">
          <table:table-cell office:value-type="float" office:value="0.0007079458" calcext:value-type="float">
            <text:p>7.08E-04</text:p>
          </table:table-cell>
          <table:table-cell office:value-type="float" office:value="733523" calcext:value-type="float">
            <text:p>733523</text:p>
          </table:table-cell>
          <table:table-cell office:value-type="float" office:value="875" calcext:value-type="float">
            <text:p>875</text:p>
          </table:table-cell>
          <table:table-cell office:value-type="float" office:value="16772" calcext:value-type="float">
            <text:p>167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51170" calcext:value-type="float">
            <text:p>751170</text:p>
          </table:table-cell>
        </table:table-row>
        <table:table-row table:style-name="ro1">
          <table:table-cell office:value-type="float" office:value="0.0007943282" calcext:value-type="float">
            <text:p>7.94E-04</text:p>
          </table:table-cell>
          <table:table-cell office:value-type="float" office:value="744133" calcext:value-type="float">
            <text:p>744133</text:p>
          </table:table-cell>
          <table:table-cell office:value-type="float" office:value="1144" calcext:value-type="float">
            <text:p>1144</text:p>
          </table:table-cell>
          <table:table-cell office:value-type="float" office:value="19468" calcext:value-type="float">
            <text:p>194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64745" calcext:value-type="float">
            <text:p>764745</text:p>
          </table:table-cell>
        </table:table-row>
        <table:table-row table:style-name="ro1">
          <table:table-cell office:value-type="float" office:value="0.0008912509" calcext:value-type="float">
            <text:p>8.91E-04</text:p>
          </table:table-cell>
          <table:table-cell office:value-type="float" office:value="757620" calcext:value-type="float">
            <text:p>757620</text:p>
          </table:table-cell>
          <table:table-cell office:value-type="float" office:value="1623" calcext:value-type="float">
            <text:p>1623</text:p>
          </table:table-cell>
          <table:table-cell office:value-type="float" office:value="21937" calcext:value-type="float">
            <text:p>219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81180" calcext:value-type="float">
            <text:p>781180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768510" calcext:value-type="float">
            <text:p>768510</text:p>
          </table:table-cell>
          <table:table-cell office:value-type="float" office:value="2090" calcext:value-type="float">
            <text:p>2090</text:p>
          </table:table-cell>
          <table:table-cell office:value-type="float" office:value="24515" calcext:value-type="float">
            <text:p>245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95115" calcext:value-type="float">
            <text:p>795115</text:p>
          </table:table-cell>
        </table:table-row>
        <table:table-row table:style-name="ro1">
          <table:table-cell office:value-type="float" office:value="0.001122018" calcext:value-type="float">
            <text:p>1.12E-03</text:p>
          </table:table-cell>
          <table:table-cell office:value-type="float" office:value="779427" calcext:value-type="float">
            <text:p>779427</text:p>
          </table:table-cell>
          <table:table-cell office:value-type="float" office:value="2870" calcext:value-type="float">
            <text:p>2870</text:p>
          </table:table-cell>
          <table:table-cell office:value-type="float" office:value="27365" calcext:value-type="float">
            <text:p>273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09662" calcext:value-type="float">
            <text:p>809662</text:p>
          </table:table-cell>
        </table:table-row>
        <table:table-row table:style-name="ro1">
          <table:table-cell office:value-type="float" office:value="0.001258925" calcext:value-type="float">
            <text:p>1.26E-03</text:p>
          </table:table-cell>
          <table:table-cell office:value-type="float" office:value="787148" calcext:value-type="float">
            <text:p>787148</text:p>
          </table:table-cell>
          <table:table-cell office:value-type="float" office:value="3637" calcext:value-type="float">
            <text:p>3637</text:p>
          </table:table-cell>
          <table:table-cell office:value-type="float" office:value="30257" calcext:value-type="float">
            <text:p>3025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21042" calcext:value-type="float">
            <text:p>821042</text:p>
          </table:table-cell>
        </table:table-row>
        <table:table-row table:style-name="ro1">
          <table:table-cell office:value-type="float" office:value="0.001412538" calcext:value-type="float">
            <text:p>1.41E-03</text:p>
          </table:table-cell>
          <table:table-cell office:value-type="float" office:value="797291" calcext:value-type="float">
            <text:p>797291</text:p>
          </table:table-cell>
          <table:table-cell office:value-type="float" office:value="4400" calcext:value-type="float">
            <text:p>4400</text:p>
          </table:table-cell>
          <table:table-cell office:value-type="float" office:value="32606" calcext:value-type="float">
            <text:p>326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34297" calcext:value-type="float">
            <text:p>834297</text:p>
          </table:table-cell>
        </table:table-row>
        <table:table-row table:style-name="ro1">
          <table:table-cell office:value-type="float" office:value="0.001584893" calcext:value-type="float">
            <text:p>1.58E-03</text:p>
          </table:table-cell>
          <table:table-cell office:value-type="float" office:value="806499" calcext:value-type="float">
            <text:p>806499</text:p>
          </table:table-cell>
          <table:table-cell office:value-type="float" office:value="5160" calcext:value-type="float">
            <text:p>5160</text:p>
          </table:table-cell>
          <table:table-cell office:value-type="float" office:value="35018" calcext:value-type="float">
            <text:p>350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46677" calcext:value-type="float">
            <text:p>846677</text:p>
          </table:table-cell>
        </table:table-row>
        <table:table-row table:style-name="ro1">
          <table:table-cell office:value-type="float" office:value="0.001778279" calcext:value-type="float">
            <text:p>1.78E-03</text:p>
          </table:table-cell>
          <table:table-cell office:value-type="float" office:value="815711" calcext:value-type="float">
            <text:p>815711</text:p>
          </table:table-cell>
          <table:table-cell office:value-type="float" office:value="6694" calcext:value-type="float">
            <text:p>6694</text:p>
          </table:table-cell>
          <table:table-cell office:value-type="float" office:value="39366" calcext:value-type="float">
            <text:p>393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61771" calcext:value-type="float">
            <text:p>861771</text:p>
          </table:table-cell>
        </table:table-row>
        <table:table-row table:style-name="ro1">
          <table:table-cell office:value-type="float" office:value="0.001995262" calcext:value-type="float">
            <text:p>2.00E-03</text:p>
          </table:table-cell>
          <table:table-cell office:value-type="float" office:value="828802" calcext:value-type="float">
            <text:p>828802</text:p>
          </table:table-cell>
          <table:table-cell office:value-type="float" office:value="8452" calcext:value-type="float">
            <text:p>8452</text:p>
          </table:table-cell>
          <table:table-cell office:value-type="float" office:value="43514" calcext:value-type="float">
            <text:p>435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80768" calcext:value-type="float">
            <text:p>880768</text:p>
          </table:table-cell>
        </table:table-row>
        <table:table-row table:style-name="ro1">
          <table:table-cell office:value-type="float" office:value="0.002238721" calcext:value-type="float">
            <text:p>2.24E-03</text:p>
          </table:table-cell>
          <table:table-cell office:value-type="float" office:value="832949" calcext:value-type="float">
            <text:p>832949</text:p>
          </table:table-cell>
          <table:table-cell office:value-type="float" office:value="10116" calcext:value-type="float">
            <text:p>10116</text:p>
          </table:table-cell>
          <table:table-cell office:value-type="float" office:value="48004" calcext:value-type="float">
            <text:p>480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91069" calcext:value-type="float">
            <text:p>891069</text:p>
          </table:table-cell>
        </table:table-row>
        <table:table-row table:style-name="ro1">
          <table:table-cell office:value-type="float" office:value="0.002511886" calcext:value-type="float">
            <text:p>2.51E-03</text:p>
          </table:table-cell>
          <table:table-cell office:value-type="float" office:value="839003" calcext:value-type="float">
            <text:p>839003</text:p>
          </table:table-cell>
          <table:table-cell office:value-type="float" office:value="11928" calcext:value-type="float">
            <text:p>11928</text:p>
          </table:table-cell>
          <table:table-cell office:value-type="float" office:value="52104" calcext:value-type="float">
            <text:p>521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03035" calcext:value-type="float">
            <text:p>903035</text:p>
          </table:table-cell>
        </table:table-row>
        <table:table-row table:style-name="ro1">
          <table:table-cell office:value-type="float" office:value="0.002818383" calcext:value-type="float">
            <text:p>2.82E-03</text:p>
          </table:table-cell>
          <table:table-cell office:value-type="float" office:value="848686" calcext:value-type="float">
            <text:p>848686</text:p>
          </table:table-cell>
          <table:table-cell office:value-type="float" office:value="14097" calcext:value-type="float">
            <text:p>14097</text:p>
          </table:table-cell>
          <table:table-cell office:value-type="float" office:value="55818" calcext:value-type="float">
            <text:p>558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18601" calcext:value-type="float">
            <text:p>918601</text:p>
          </table:table-cell>
        </table:table-row>
        <table:table-row table:style-name="ro1">
          <table:table-cell office:value-type="float" office:value="0.003162278" calcext:value-type="float">
            <text:p>3.16E-03</text:p>
          </table:table-cell>
          <table:table-cell office:value-type="float" office:value="857869" calcext:value-type="float">
            <text:p>857869</text:p>
          </table:table-cell>
          <table:table-cell office:value-type="float" office:value="16128" calcext:value-type="float">
            <text:p>16128</text:p>
          </table:table-cell>
          <table:table-cell office:value-type="float" office:value="59303" calcext:value-type="float">
            <text:p>593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33300" calcext:value-type="float">
            <text:p>933300</text:p>
          </table:table-cell>
        </table:table-row>
        <table:table-row table:style-name="ro1">
          <table:table-cell office:value-type="float" office:value="0.003548134" calcext:value-type="float">
            <text:p>3.55E-03</text:p>
          </table:table-cell>
          <table:table-cell office:value-type="float" office:value="872313" calcext:value-type="float">
            <text:p>872313</text:p>
          </table:table-cell>
          <table:table-cell office:value-type="float" office:value="18859" calcext:value-type="float">
            <text:p>18859</text:p>
          </table:table-cell>
          <table:table-cell office:value-type="float" office:value="62586" calcext:value-type="float">
            <text:p>625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53758" calcext:value-type="float">
            <text:p>953758</text:p>
          </table:table-cell>
        </table:table-row>
        <table:table-row table:style-name="ro1">
          <table:table-cell office:value-type="float" office:value="0.003981072" calcext:value-type="float">
            <text:p>3.98E-03</text:p>
          </table:table-cell>
          <table:table-cell office:value-type="float" office:value="883475" calcext:value-type="float">
            <text:p>883475</text:p>
          </table:table-cell>
          <table:table-cell office:value-type="float" office:value="20957" calcext:value-type="float">
            <text:p>20957</text:p>
          </table:table-cell>
          <table:table-cell office:value-type="float" office:value="65103" calcext:value-type="float">
            <text:p>651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69535" calcext:value-type="float">
            <text:p>969535</text:p>
          </table:table-cell>
        </table:table-row>
        <table:table-row table:style-name="ro1">
          <table:table-cell office:value-type="float" office:value="0.004466836" calcext:value-type="float">
            <text:p>4.47E-03</text:p>
          </table:table-cell>
          <table:table-cell office:value-type="float" office:value="882476" calcext:value-type="float">
            <text:p>882476</text:p>
          </table:table-cell>
          <table:table-cell office:value-type="float" office:value="23219" calcext:value-type="float">
            <text:p>23219</text:p>
          </table:table-cell>
          <table:table-cell office:value-type="float" office:value="68282" calcext:value-type="float">
            <text:p>6828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73977" calcext:value-type="float">
            <text:p>973977</text:p>
          </table:table-cell>
        </table:table-row>
        <table:table-row table:style-name="ro1">
          <table:table-cell office:value-type="float" office:value="0.005011872" calcext:value-type="float">
            <text:p>5.01E-03</text:p>
          </table:table-cell>
          <table:table-cell office:value-type="float" office:value="871036" calcext:value-type="float">
            <text:p>871036</text:p>
          </table:table-cell>
          <table:table-cell office:value-type="float" office:value="25828" calcext:value-type="float">
            <text:p>25828</text:p>
          </table:table-cell>
          <table:table-cell office:value-type="float" office:value="70727" calcext:value-type="float">
            <text:p>707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67591" calcext:value-type="float">
            <text:p>967591</text:p>
          </table:table-cell>
        </table:table-row>
        <table:table-row table:style-name="ro1">
          <table:table-cell office:value-type="float" office:value="0.005623413" calcext:value-type="float">
            <text:p>5.62E-03</text:p>
          </table:table-cell>
          <table:table-cell office:value-type="float" office:value="872049" calcext:value-type="float">
            <text:p>872049</text:p>
          </table:table-cell>
          <table:table-cell office:value-type="float" office:value="28207" calcext:value-type="float">
            <text:p>28207</text:p>
          </table:table-cell>
          <table:table-cell office:value-type="float" office:value="73001" calcext:value-type="float">
            <text:p>730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73257" calcext:value-type="float">
            <text:p>973257</text:p>
          </table:table-cell>
        </table:table-row>
        <table:table-row table:style-name="ro1">
          <table:table-cell office:value-type="float" office:value="0.006309573" calcext:value-type="float">
            <text:p>6.31E-03</text:p>
          </table:table-cell>
          <table:table-cell office:value-type="float" office:value="874546" calcext:value-type="float">
            <text:p>874546</text:p>
          </table:table-cell>
          <table:table-cell office:value-type="float" office:value="30730" calcext:value-type="float">
            <text:p>30730</text:p>
          </table:table-cell>
          <table:table-cell office:value-type="float" office:value="75153" calcext:value-type="float">
            <text:p>751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80429" calcext:value-type="float">
            <text:p>980429</text:p>
          </table:table-cell>
        </table:table-row>
        <table:table-row table:style-name="ro1">
          <table:table-cell office:value-type="float" office:value="0.007079458" calcext:value-type="float">
            <text:p>7.08E-03</text:p>
          </table:table-cell>
          <table:table-cell office:value-type="float" office:value="861433" calcext:value-type="float">
            <text:p>861433</text:p>
          </table:table-cell>
          <table:table-cell office:value-type="float" office:value="33029" calcext:value-type="float">
            <text:p>33029</text:p>
          </table:table-cell>
          <table:table-cell office:value-type="float" office:value="76388" calcext:value-type="float">
            <text:p>763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70850" calcext:value-type="float">
            <text:p>970850</text:p>
          </table:table-cell>
        </table:table-row>
        <table:table-row table:style-name="ro1">
          <table:table-cell office:value-type="float" office:value="0.007943282" calcext:value-type="float">
            <text:p>7.94E-03</text:p>
          </table:table-cell>
          <table:table-cell office:value-type="float" office:value="855715" calcext:value-type="float">
            <text:p>855715</text:p>
          </table:table-cell>
          <table:table-cell office:value-type="float" office:value="35133" calcext:value-type="float">
            <text:p>35133</text:p>
          </table:table-cell>
          <table:table-cell office:value-type="float" office:value="77645" calcext:value-type="float">
            <text:p>776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68493" calcext:value-type="float">
            <text:p>968493</text:p>
          </table:table-cell>
        </table:table-row>
        <table:table-row table:style-name="ro1">
          <table:table-cell office:value-type="float" office:value="0.008912509" calcext:value-type="float">
            <text:p>8.91E-03</text:p>
          </table:table-cell>
          <table:table-cell office:value-type="float" office:value="846289" calcext:value-type="float">
            <text:p>846289</text:p>
          </table:table-cell>
          <table:table-cell office:value-type="float" office:value="37505" calcext:value-type="float">
            <text:p>37505</text:p>
          </table:table-cell>
          <table:table-cell office:value-type="float" office:value="78335" calcext:value-type="float">
            <text:p>783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62129" calcext:value-type="float">
            <text:p>962129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827431" calcext:value-type="float">
            <text:p>827431</text:p>
          </table:table-cell>
          <table:table-cell office:value-type="float" office:value="39828" calcext:value-type="float">
            <text:p>39828</text:p>
          </table:table-cell>
          <table:table-cell office:value-type="float" office:value="79037" calcext:value-type="float">
            <text:p>790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46296" calcext:value-type="float">
            <text:p>946296</text:p>
          </table:table-cell>
        </table:table-row>
        <table:table-row table:style-name="ro1">
          <table:table-cell office:value-type="float" office:value="0.01122018" calcext:value-type="float">
            <text:p>1.12E-02</text:p>
          </table:table-cell>
          <table:table-cell office:value-type="float" office:value="808288" calcext:value-type="float">
            <text:p>808288</text:p>
          </table:table-cell>
          <table:table-cell office:value-type="float" office:value="41836" calcext:value-type="float">
            <text:p>41836</text:p>
          </table:table-cell>
          <table:table-cell office:value-type="float" office:value="79205" calcext:value-type="float">
            <text:p>792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29329" calcext:value-type="float">
            <text:p>929329</text:p>
          </table:table-cell>
        </table:table-row>
        <table:table-row table:style-name="ro1">
          <table:table-cell office:value-type="float" office:value="0.01258925" calcext:value-type="float">
            <text:p>1.26E-02</text:p>
          </table:table-cell>
          <table:table-cell office:value-type="float" office:value="787144" calcext:value-type="float">
            <text:p>787144</text:p>
          </table:table-cell>
          <table:table-cell office:value-type="float" office:value="43245" calcext:value-type="float">
            <text:p>43245</text:p>
          </table:table-cell>
          <table:table-cell office:value-type="float" office:value="79028" calcext:value-type="float">
            <text:p>790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09417" calcext:value-type="float">
            <text:p>909417</text:p>
          </table:table-cell>
        </table:table-row>
        <table:table-row table:style-name="ro1">
          <table:table-cell office:value-type="float" office:value="0.01412538" calcext:value-type="float">
            <text:p>1.41E-02</text:p>
          </table:table-cell>
          <table:table-cell office:value-type="float" office:value="764268" calcext:value-type="float">
            <text:p>764268</text:p>
          </table:table-cell>
          <table:table-cell office:value-type="float" office:value="44826" calcext:value-type="float">
            <text:p>44826</text:p>
          </table:table-cell>
          <table:table-cell office:value-type="float" office:value="78410" calcext:value-type="float">
            <text:p>784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87504" calcext:value-type="float">
            <text:p>887504</text:p>
          </table:table-cell>
        </table:table-row>
        <table:table-row table:style-name="ro1">
          <table:table-cell office:value-type="float" office:value="0.01584893" calcext:value-type="float">
            <text:p>1.58E-02</text:p>
          </table:table-cell>
          <table:table-cell office:value-type="float" office:value="736363" calcext:value-type="float">
            <text:p>736363</text:p>
          </table:table-cell>
          <table:table-cell office:value-type="float" office:value="46012" calcext:value-type="float">
            <text:p>46012</text:p>
          </table:table-cell>
          <table:table-cell office:value-type="float" office:value="77111" calcext:value-type="float">
            <text:p>771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9486" calcext:value-type="float">
            <text:p>859486</text:p>
          </table:table-cell>
        </table:table-row>
        <table:table-row table:style-name="ro1">
          <table:table-cell office:value-type="float" office:value="0.01778279" calcext:value-type="float">
            <text:p>1.78E-02</text:p>
          </table:table-cell>
          <table:table-cell office:value-type="float" office:value="705432" calcext:value-type="float">
            <text:p>705432</text:p>
          </table:table-cell>
          <table:table-cell office:value-type="float" office:value="46737" calcext:value-type="float">
            <text:p>46737</text:p>
          </table:table-cell>
          <table:table-cell office:value-type="float" office:value="76408" calcext:value-type="float">
            <text:p>764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28577" calcext:value-type="float">
            <text:p>828577</text:p>
          </table:table-cell>
        </table:table-row>
        <table:table-row table:style-name="ro1">
          <table:table-cell office:value-type="float" office:value="0.01995262" calcext:value-type="float">
            <text:p>2.00E-02</text:p>
          </table:table-cell>
          <table:table-cell office:value-type="float" office:value="671001" calcext:value-type="float">
            <text:p>671001</text:p>
          </table:table-cell>
          <table:table-cell office:value-type="float" office:value="47424" calcext:value-type="float">
            <text:p>47424</text:p>
          </table:table-cell>
          <table:table-cell office:value-type="float" office:value="74704" calcext:value-type="float">
            <text:p>747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93129" calcext:value-type="float">
            <text:p>793129</text:p>
          </table:table-cell>
        </table:table-row>
        <table:table-row table:style-name="ro1">
          <table:table-cell office:value-type="float" office:value="0.02238721" calcext:value-type="float">
            <text:p>2.24E-02</text:p>
          </table:table-cell>
          <table:table-cell office:value-type="float" office:value="633578" calcext:value-type="float">
            <text:p>633578</text:p>
          </table:table-cell>
          <table:table-cell office:value-type="float" office:value="47959" calcext:value-type="float">
            <text:p>47959</text:p>
          </table:table-cell>
          <table:table-cell office:value-type="float" office:value="72891" calcext:value-type="float">
            <text:p>728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54428" calcext:value-type="float">
            <text:p>754428</text:p>
          </table:table-cell>
        </table:table-row>
        <table:table-row table:style-name="ro1">
          <table:table-cell office:value-type="float" office:value="0.02511886" calcext:value-type="float">
            <text:p>2.51E-02</text:p>
          </table:table-cell>
          <table:table-cell office:value-type="float" office:value="596350" calcext:value-type="float">
            <text:p>596350</text:p>
          </table:table-cell>
          <table:table-cell office:value-type="float" office:value="48345" calcext:value-type="float">
            <text:p>48345</text:p>
          </table:table-cell>
          <table:table-cell office:value-type="float" office:value="71236" calcext:value-type="float">
            <text:p>712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15931" calcext:value-type="float">
            <text:p>715931</text:p>
          </table:table-cell>
        </table:table-row>
        <table:table-row table:style-name="ro1">
          <table:table-cell office:value-type="float" office:value="0.02818383" calcext:value-type="float">
            <text:p>2.82E-02</text:p>
          </table:table-cell>
          <table:table-cell office:value-type="float" office:value="559080" calcext:value-type="float">
            <text:p>559080</text:p>
          </table:table-cell>
          <table:table-cell office:value-type="float" office:value="48472" calcext:value-type="float">
            <text:p>48472</text:p>
          </table:table-cell>
          <table:table-cell office:value-type="float" office:value="68506" calcext:value-type="float">
            <text:p>685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76058" calcext:value-type="float">
            <text:p>676058</text:p>
          </table:table-cell>
        </table:table-row>
        <table:table-row table:style-name="ro1">
          <table:table-cell office:value-type="float" office:value="0.03162278" calcext:value-type="float">
            <text:p>3.16E-02</text:p>
          </table:table-cell>
          <table:table-cell office:value-type="float" office:value="518515" calcext:value-type="float">
            <text:p>518515</text:p>
          </table:table-cell>
          <table:table-cell office:value-type="float" office:value="47764" calcext:value-type="float">
            <text:p>47764</text:p>
          </table:table-cell>
          <table:table-cell office:value-type="float" office:value="65858" calcext:value-type="float">
            <text:p>658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32137" calcext:value-type="float">
            <text:p>632137</text:p>
          </table:table-cell>
        </table:table-row>
        <table:table-row table:style-name="ro1">
          <table:table-cell office:value-type="float" office:value="0.03548134" calcext:value-type="float">
            <text:p>3.55E-02</text:p>
          </table:table-cell>
          <table:table-cell office:value-type="float" office:value="482060" calcext:value-type="float">
            <text:p>482060</text:p>
          </table:table-cell>
          <table:table-cell office:value-type="float" office:value="47569" calcext:value-type="float">
            <text:p>47569</text:p>
          </table:table-cell>
          <table:table-cell office:value-type="float" office:value="63728" calcext:value-type="float">
            <text:p>637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93357" calcext:value-type="float">
            <text:p>593357</text:p>
          </table:table-cell>
        </table:table-row>
        <table:table-row table:style-name="ro1">
          <table:table-cell office:value-type="float" office:value="0.03981072" calcext:value-type="float">
            <text:p>3.98E-02</text:p>
          </table:table-cell>
          <table:table-cell office:value-type="float" office:value="442308" calcext:value-type="float">
            <text:p>442308</text:p>
          </table:table-cell>
          <table:table-cell office:value-type="float" office:value="46416" calcext:value-type="float">
            <text:p>46416</text:p>
          </table:table-cell>
          <table:table-cell office:value-type="float" office:value="60662" calcext:value-type="float">
            <text:p>606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9386" calcext:value-type="float">
            <text:p>549386</text:p>
          </table:table-cell>
        </table:table-row>
        <table:table-row table:style-name="ro1">
          <table:table-cell office:value-type="float" office:value="0.04466836" calcext:value-type="float">
            <text:p>4.47E-02</text:p>
          </table:table-cell>
          <table:table-cell office:value-type="float" office:value="402588" calcext:value-type="float">
            <text:p>402588</text:p>
          </table:table-cell>
          <table:table-cell office:value-type="float" office:value="45730" calcext:value-type="float">
            <text:p>45730</text:p>
          </table:table-cell>
          <table:table-cell office:value-type="float" office:value="58437" calcext:value-type="float">
            <text:p>584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6755" calcext:value-type="float">
            <text:p>506755</text:p>
          </table:table-cell>
        </table:table-row>
        <table:table-row table:style-name="ro1">
          <table:table-cell office:value-type="float" office:value="0.05011872" calcext:value-type="float">
            <text:p>5.01E-02</text:p>
          </table:table-cell>
          <table:table-cell office:value-type="float" office:value="355209" calcext:value-type="float">
            <text:p>355209</text:p>
          </table:table-cell>
          <table:table-cell office:value-type="float" office:value="44362" calcext:value-type="float">
            <text:p>44362</text:p>
          </table:table-cell>
          <table:table-cell office:value-type="float" office:value="55703" calcext:value-type="float">
            <text:p>557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55274" calcext:value-type="float">
            <text:p>455274</text:p>
          </table:table-cell>
        </table:table-row>
        <table:table-row table:style-name="ro1">
          <table:table-cell office:value-type="float" office:value="0.05623413" calcext:value-type="float">
            <text:p>5.62E-02</text:p>
          </table:table-cell>
          <table:table-cell office:value-type="float" office:value="321275" calcext:value-type="float">
            <text:p>321275</text:p>
          </table:table-cell>
          <table:table-cell office:value-type="float" office:value="42865" calcext:value-type="float">
            <text:p>42865</text:p>
          </table:table-cell>
          <table:table-cell office:value-type="float" office:value="52372" calcext:value-type="float">
            <text:p>523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16512" calcext:value-type="float">
            <text:p>416512</text:p>
          </table:table-cell>
        </table:table-row>
        <table:table-row table:style-name="ro1">
          <table:table-cell office:value-type="float" office:value="0.06309573" calcext:value-type="float">
            <text:p>6.31E-02</text:p>
          </table:table-cell>
          <table:table-cell office:value-type="float" office:value="291130" calcext:value-type="float">
            <text:p>291130</text:p>
          </table:table-cell>
          <table:table-cell office:value-type="float" office:value="41173" calcext:value-type="float">
            <text:p>41173</text:p>
          </table:table-cell>
          <table:table-cell office:value-type="float" office:value="49892" calcext:value-type="float">
            <text:p>498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2195" calcext:value-type="float">
            <text:p>382195</text:p>
          </table:table-cell>
        </table:table-row>
        <table:table-row table:style-name="ro1">
          <table:table-cell office:value-type="float" office:value="0.07079458" calcext:value-type="float">
            <text:p>7.08E-02</text:p>
          </table:table-cell>
          <table:table-cell office:value-type="float" office:value="261609" calcext:value-type="float">
            <text:p>261609</text:p>
          </table:table-cell>
          <table:table-cell office:value-type="float" office:value="39272" calcext:value-type="float">
            <text:p>39272</text:p>
          </table:table-cell>
          <table:table-cell office:value-type="float" office:value="46567" calcext:value-type="float">
            <text:p>465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47448" calcext:value-type="float">
            <text:p>347448</text:p>
          </table:table-cell>
        </table:table-row>
        <table:table-row table:style-name="ro1">
          <table:table-cell office:value-type="float" office:value="0.07943282" calcext:value-type="float">
            <text:p>7.94E-02</text:p>
          </table:table-cell>
          <table:table-cell office:value-type="float" office:value="235604" calcext:value-type="float">
            <text:p>235604</text:p>
          </table:table-cell>
          <table:table-cell office:value-type="float" office:value="37487" calcext:value-type="float">
            <text:p>37487</text:p>
          </table:table-cell>
          <table:table-cell office:value-type="float" office:value="43821" calcext:value-type="float">
            <text:p>438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16912" calcext:value-type="float">
            <text:p>316912</text:p>
          </table:table-cell>
        </table:table-row>
        <table:table-row table:style-name="ro1">
          <table:table-cell office:value-type="float" office:value="0.08912509" calcext:value-type="float">
            <text:p>8.91E-02</text:p>
          </table:table-cell>
          <table:table-cell office:value-type="float" office:value="212334" calcext:value-type="float">
            <text:p>212334</text:p>
          </table:table-cell>
          <table:table-cell office:value-type="float" office:value="35565" calcext:value-type="float">
            <text:p>35565</text:p>
          </table:table-cell>
          <table:table-cell office:value-type="float" office:value="41141" calcext:value-type="float">
            <text:p>4114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9040" calcext:value-type="float">
            <text:p>289040</text:p>
          </table:table-cell>
        </table:table-row>
        <table:table-row table:style-name="ro1">
          <table:table-cell office:value-type="float" office:value="0.1" calcext:value-type="float">
            <text:p>1.00E-01</text:p>
          </table:table-cell>
          <table:table-cell office:value-type="float" office:value="188409" calcext:value-type="float">
            <text:p>188409</text:p>
          </table:table-cell>
          <table:table-cell office:value-type="float" office:value="33637" calcext:value-type="float">
            <text:p>33637</text:p>
          </table:table-cell>
          <table:table-cell office:value-type="float" office:value="38210" calcext:value-type="float">
            <text:p>382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0256" calcext:value-type="float">
            <text:p>260256</text:p>
          </table:table-cell>
        </table:table-row>
        <table:table-row table:style-name="ro1">
          <table:table-cell office:value-type="float" office:value="0.1122018" calcext:value-type="float">
            <text:p>1.12E-01</text:p>
          </table:table-cell>
          <table:table-cell office:value-type="float" office:value="168889" calcext:value-type="float">
            <text:p>168889</text:p>
          </table:table-cell>
          <table:table-cell office:value-type="float" office:value="31514" calcext:value-type="float">
            <text:p>31514</text:p>
          </table:table-cell>
          <table:table-cell office:value-type="float" office:value="35664" calcext:value-type="float">
            <text:p>35664</text:p>
          </table:table-cell>
          <table:table-cell office:value-type="float" office:value="3763" calcext:value-type="float">
            <text:p>3763</text:p>
          </table:table-cell>
          <table:table-cell office:value-type="float" office:value="4052" calcext:value-type="float">
            <text:p>40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3882" calcext:value-type="float">
            <text:p>243882</text:p>
          </table:table-cell>
        </table:table-row>
        <table:table-row table:style-name="ro1">
          <table:table-cell office:value-type="float" office:value="0.1258925" calcext:value-type="float">
            <text:p>1.26E-01</text:p>
          </table:table-cell>
          <table:table-cell office:value-type="float" office:value="150640" calcext:value-type="float">
            <text:p>150640</text:p>
          </table:table-cell>
          <table:table-cell office:value-type="float" office:value="29724" calcext:value-type="float">
            <text:p>29724</text:p>
          </table:table-cell>
          <table:table-cell office:value-type="float" office:value="32466" calcext:value-type="float">
            <text:p>32466</text:p>
          </table:table-cell>
          <table:table-cell office:value-type="float" office:value="5478" calcext:value-type="float">
            <text:p>5478</text:p>
          </table:table-cell>
          <table:table-cell office:value-type="float" office:value="6139" calcext:value-type="float">
            <text:p>61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4480" calcext:value-type="float">
            <text:p>224480</text:p>
          </table:table-cell>
        </table:table-row>
        <table:table-row table:style-name="ro1">
          <table:table-cell office:value-type="float" office:value="0.1412538" calcext:value-type="float">
            <text:p>1.41E-01</text:p>
          </table:table-cell>
          <table:table-cell office:value-type="float" office:value="133589" calcext:value-type="float">
            <text:p>133589</text:p>
          </table:table-cell>
          <table:table-cell office:value-type="float" office:value="27361" calcext:value-type="float">
            <text:p>27361</text:p>
          </table:table-cell>
          <table:table-cell office:value-type="float" office:value="29648" calcext:value-type="float">
            <text:p>29648</text:p>
          </table:table-cell>
          <table:table-cell office:value-type="float" office:value="7255" calcext:value-type="float">
            <text:p>7255</text:p>
          </table:table-cell>
          <table:table-cell office:value-type="float" office:value="7645" calcext:value-type="float">
            <text:p>76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563" calcext:value-type="float">
            <text:p>205563</text:p>
          </table:table-cell>
        </table:table-row>
        <table:table-row table:style-name="ro1">
          <table:table-cell office:value-type="float" office:value="0.1584893" calcext:value-type="float">
            <text:p>1.58E-01</text:p>
          </table:table-cell>
          <table:table-cell office:value-type="float" office:value="118355" calcext:value-type="float">
            <text:p>118355</text:p>
          </table:table-cell>
          <table:table-cell office:value-type="float" office:value="25183" calcext:value-type="float">
            <text:p>25183</text:p>
          </table:table-cell>
          <table:table-cell office:value-type="float" office:value="27242" calcext:value-type="float">
            <text:p>27242</text:p>
          </table:table-cell>
          <table:table-cell office:value-type="float" office:value="8800" calcext:value-type="float">
            <text:p>8800</text:p>
          </table:table-cell>
          <table:table-cell office:value-type="float" office:value="9579" calcext:value-type="float">
            <text:p>9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227" calcext:value-type="float">
            <text:p>189227</text:p>
          </table:table-cell>
        </table:table-row>
        <table:table-row table:style-name="ro1">
          <table:table-cell office:value-type="float" office:value="0.1778279" calcext:value-type="float">
            <text:p>1.78E-01</text:p>
          </table:table-cell>
          <table:table-cell office:value-type="float" office:value="104554" calcext:value-type="float">
            <text:p>104554</text:p>
          </table:table-cell>
          <table:table-cell office:value-type="float" office:value="22918" calcext:value-type="float">
            <text:p>22918</text:p>
          </table:table-cell>
          <table:table-cell office:value-type="float" office:value="24741" calcext:value-type="float">
            <text:p>24741</text:p>
          </table:table-cell>
          <table:table-cell office:value-type="float" office:value="11304" calcext:value-type="float">
            <text:p>11304</text:p>
          </table:table-cell>
          <table:table-cell office:value-type="float" office:value="11573" calcext:value-type="float">
            <text:p>1157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5176" calcext:value-type="float">
            <text:p>175176</text:p>
          </table:table-cell>
        </table:table-row>
        <table:table-row table:style-name="ro1">
          <table:table-cell office:value-type="float" office:value="0.1995262" calcext:value-type="float">
            <text:p>2.00E-01</text:p>
          </table:table-cell>
          <table:table-cell office:value-type="float" office:value="92074" calcext:value-type="float">
            <text:p>92074</text:p>
          </table:table-cell>
          <table:table-cell office:value-type="float" office:value="21068" calcext:value-type="float">
            <text:p>21068</text:p>
          </table:table-cell>
          <table:table-cell office:value-type="float" office:value="22661" calcext:value-type="float">
            <text:p>22661</text:p>
          </table:table-cell>
          <table:table-cell office:value-type="float" office:value="13602" calcext:value-type="float">
            <text:p>13602</text:p>
          </table:table-cell>
          <table:table-cell office:value-type="float" office:value="13902" calcext:value-type="float">
            <text:p>1390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3413" calcext:value-type="float">
            <text:p>163413</text:p>
          </table:table-cell>
        </table:table-row>
        <table:table-row table:style-name="ro1">
          <table:table-cell office:value-type="float" office:value="0.2238721" calcext:value-type="float">
            <text:p>2.24E-01</text:p>
          </table:table-cell>
          <table:table-cell office:value-type="float" office:value="80755" calcext:value-type="float">
            <text:p>80755</text:p>
          </table:table-cell>
          <table:table-cell office:value-type="float" office:value="19346" calcext:value-type="float">
            <text:p>19346</text:p>
          </table:table-cell>
          <table:table-cell office:value-type="float" office:value="20372" calcext:value-type="float">
            <text:p>20372</text:p>
          </table:table-cell>
          <table:table-cell office:value-type="float" office:value="16292" calcext:value-type="float">
            <text:p>16292</text:p>
          </table:table-cell>
          <table:table-cell office:value-type="float" office:value="16675" calcext:value-type="float">
            <text:p>1667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577" calcext:value-type="float">
            <text:p>153577</text:p>
          </table:table-cell>
        </table:table-row>
        <table:table-row table:style-name="ro1">
          <table:table-cell office:value-type="float" office:value="0.2511886" calcext:value-type="float">
            <text:p>2.51E-01</text:p>
          </table:table-cell>
          <table:table-cell office:value-type="float" office:value="71434" calcext:value-type="float">
            <text:p>71434</text:p>
          </table:table-cell>
          <table:table-cell office:value-type="float" office:value="17384" calcext:value-type="float">
            <text:p>17384</text:p>
          </table:table-cell>
          <table:table-cell office:value-type="float" office:value="18205" calcext:value-type="float">
            <text:p>18205</text:p>
          </table:table-cell>
          <table:table-cell office:value-type="float" office:value="19224" calcext:value-type="float">
            <text:p>19224</text:p>
          </table:table-cell>
          <table:table-cell office:value-type="float" office:value="19251" calcext:value-type="float">
            <text:p>1925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672" calcext:value-type="float">
            <text:p>145672</text:p>
          </table:table-cell>
        </table:table-row>
        <table:table-row table:style-name="ro1">
          <table:table-cell office:value-type="float" office:value="0.2818383" calcext:value-type="float">
            <text:p>2.82E-01</text:p>
          </table:table-cell>
          <table:table-cell office:value-type="float" office:value="62461" calcext:value-type="float">
            <text:p>62461</text:p>
          </table:table-cell>
          <table:table-cell office:value-type="float" office:value="15450" calcext:value-type="float">
            <text:p>15450</text:p>
          </table:table-cell>
          <table:table-cell office:value-type="float" office:value="15987" calcext:value-type="float">
            <text:p>15987</text:p>
          </table:table-cell>
          <table:table-cell office:value-type="float" office:value="21942" calcext:value-type="float">
            <text:p>21942</text:p>
          </table:table-cell>
          <table:table-cell office:value-type="float" office:value="22201" calcext:value-type="float">
            <text:p>2220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6" calcext:value-type="float">
            <text:p>126</text:p>
          </table:table-cell>
          <table:table-cell office:value-type="float" office:value="36374" calcext:value-type="float">
            <text:p>36374</text:p>
          </table:table-cell>
          <table:table-cell office:value-type="float" office:value="4294" calcext:value-type="float">
            <text:p>42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917" calcext:value-type="float">
            <text:p>178917</text:p>
          </table:table-cell>
        </table:table-row>
        <table:table-row table:style-name="ro1">
          <table:table-cell office:value-type="float" office:value="0.3162278" calcext:value-type="float">
            <text:p>3.16E-01</text:p>
          </table:table-cell>
          <table:table-cell office:value-type="float" office:value="54158" calcext:value-type="float">
            <text:p>54158</text:p>
          </table:table-cell>
          <table:table-cell office:value-type="float" office:value="13704" calcext:value-type="float">
            <text:p>13704</text:p>
          </table:table-cell>
          <table:table-cell office:value-type="float" office:value="14030" calcext:value-type="float">
            <text:p>14030</text:p>
          </table:table-cell>
          <table:table-cell office:value-type="float" office:value="25305" calcext:value-type="float">
            <text:p>25305</text:p>
          </table:table-cell>
          <table:table-cell office:value-type="float" office:value="24561" calcext:value-type="float">
            <text:p>2456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251814" calcext:value-type="float">
            <text:p>251814</text:p>
          </table:table-cell>
          <table:table-cell office:value-type="float" office:value="28908" calcext:value-type="float">
            <text:p>28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724" calcext:value-type="float">
            <text:p>412724</text:p>
          </table:table-cell>
        </table:table-row>
        <table:table-row table:style-name="ro1">
          <table:table-cell office:value-type="float" office:value="0.3548134" calcext:value-type="float">
            <text:p>3.55E-01</text:p>
          </table:table-cell>
          <table:table-cell office:value-type="float" office:value="47951" calcext:value-type="float">
            <text:p>47951</text:p>
          </table:table-cell>
          <table:table-cell office:value-type="float" office:value="12225" calcext:value-type="float">
            <text:p>12225</text:p>
          </table:table-cell>
          <table:table-cell office:value-type="float" office:value="12692" calcext:value-type="float">
            <text:p>12692</text:p>
          </table:table-cell>
          <table:table-cell office:value-type="float" office:value="28538" calcext:value-type="float">
            <text:p>28538</text:p>
          </table:table-cell>
          <table:table-cell office:value-type="float" office:value="27561" calcext:value-type="float">
            <text:p>2756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72" calcext:value-type="float">
            <text:p>172</text:p>
          </table:table-cell>
          <table:table-cell office:value-type="float" office:value="269708" calcext:value-type="float">
            <text:p>269708</text:p>
          </table:table-cell>
          <table:table-cell office:value-type="float" office:value="33666" calcext:value-type="float">
            <text:p>33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2641" calcext:value-type="float">
            <text:p>432641</text:p>
          </table:table-cell>
        </table:table-row>
        <table:table-row table:style-name="ro1">
          <table:table-cell office:value-type="float" office:value="0.3981072" calcext:value-type="float">
            <text:p>3.98E-01</text:p>
          </table:table-cell>
          <table:table-cell office:value-type="float" office:value="41729" calcext:value-type="float">
            <text:p>41729</text:p>
          </table:table-cell>
          <table:table-cell office:value-type="float" office:value="11074" calcext:value-type="float">
            <text:p>11074</text:p>
          </table:table-cell>
          <table:table-cell office:value-type="float" office:value="11100" calcext:value-type="float">
            <text:p>11100</text:p>
          </table:table-cell>
          <table:table-cell office:value-type="float" office:value="31737" calcext:value-type="float">
            <text:p>31737</text:p>
          </table:table-cell>
          <table:table-cell office:value-type="float" office:value="29977" calcext:value-type="float">
            <text:p>29977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272181" calcext:value-type="float">
            <text:p>272181</text:p>
          </table:table-cell>
          <table:table-cell office:value-type="float" office:value="38250" calcext:value-type="float">
            <text:p>38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6382" calcext:value-type="float">
            <text:p>436382</text:p>
          </table:table-cell>
        </table:table-row>
        <table:table-row table:style-name="ro1">
          <table:table-cell office:value-type="float" office:value="0.4466836" calcext:value-type="float">
            <text:p>4.47E-01</text:p>
          </table:table-cell>
          <table:table-cell office:value-type="float" office:value="35612" calcext:value-type="float">
            <text:p>35612</text:p>
          </table:table-cell>
          <table:table-cell office:value-type="float" office:value="9771" calcext:value-type="float">
            <text:p>9771</text:p>
          </table:table-cell>
          <table:table-cell office:value-type="float" office:value="9603" calcext:value-type="float">
            <text:p>9603</text:p>
          </table:table-cell>
          <table:table-cell office:value-type="float" office:value="34638" calcext:value-type="float">
            <text:p>34638</text:p>
          </table:table-cell>
          <table:table-cell office:value-type="float" office:value="32528" calcext:value-type="float">
            <text:p>32528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96" calcext:value-type="float">
            <text:p>196</text:p>
          </table:table-cell>
          <table:table-cell office:value-type="float" office:value="276828" calcext:value-type="float">
            <text:p>276828</text:p>
          </table:table-cell>
          <table:table-cell office:value-type="float" office:value="42180" calcext:value-type="float">
            <text:p>421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1528" calcext:value-type="float">
            <text:p>441528</text:p>
          </table:table-cell>
        </table:table-row>
        <table:table-row table:style-name="ro1">
          <table:table-cell office:value-type="float" office:value="0.5011872" calcext:value-type="float">
            <text:p>5.01E-01</text:p>
          </table:table-cell>
          <table:table-cell office:value-type="float" office:value="30757" calcext:value-type="float">
            <text:p>30757</text:p>
          </table:table-cell>
          <table:table-cell office:value-type="float" office:value="8311" calcext:value-type="float">
            <text:p>8311</text:p>
          </table:table-cell>
          <table:table-cell office:value-type="float" office:value="8402" calcext:value-type="float">
            <text:p>8402</text:p>
          </table:table-cell>
          <table:table-cell office:value-type="float" office:value="38255" calcext:value-type="float">
            <text:p>38255</text:p>
          </table:table-cell>
          <table:table-cell office:value-type="float" office:value="35239" calcext:value-type="float">
            <text:p>3523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275410" calcext:value-type="float">
            <text:p>275410</text:p>
          </table:table-cell>
          <table:table-cell office:value-type="float" office:value="45928" calcext:value-type="float">
            <text:p>459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42705" calcext:value-type="float">
            <text:p>442705</text:p>
          </table:table-cell>
        </table:table-row>
        <table:table-row table:style-name="ro1">
          <table:table-cell office:value-type="float" office:value="0.5623413" calcext:value-type="float">
            <text:p>5.62E-01</text:p>
          </table:table-cell>
          <table:table-cell office:value-type="float" office:value="26495" calcext:value-type="float">
            <text:p>26495</text:p>
          </table:table-cell>
          <table:table-cell office:value-type="float" office:value="7247" calcext:value-type="float">
            <text:p>7247</text:p>
          </table:table-cell>
          <table:table-cell office:value-type="float" office:value="7170" calcext:value-type="float">
            <text:p>7170</text:p>
          </table:table-cell>
          <table:table-cell office:value-type="float" office:value="41373" calcext:value-type="float">
            <text:p>41373</text:p>
          </table:table-cell>
          <table:table-cell office:value-type="float" office:value="37288" calcext:value-type="float">
            <text:p>3728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54" calcext:value-type="float">
            <text:p>254</text:p>
          </table:table-cell>
          <table:table-cell office:value-type="float" office:value="258038" calcext:value-type="float">
            <text:p>258038</text:p>
          </table:table-cell>
          <table:table-cell office:value-type="float" office:value="47894" calcext:value-type="float">
            <text:p>4789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5990" calcext:value-type="float">
            <text:p>425990</text:p>
          </table:table-cell>
        </table:table-row>
        <table:table-row table:style-name="ro1">
          <table:table-cell office:value-type="float" office:value="0.6309573" calcext:value-type="float">
            <text:p>6.31E-01</text:p>
          </table:table-cell>
          <table:table-cell office:value-type="float" office:value="22261" calcext:value-type="float">
            <text:p>22261</text:p>
          </table:table-cell>
          <table:table-cell office:value-type="float" office:value="6174" calcext:value-type="float">
            <text:p>6174</text:p>
          </table:table-cell>
          <table:table-cell office:value-type="float" office:value="6153" calcext:value-type="float">
            <text:p>6153</text:p>
          </table:table-cell>
          <table:table-cell office:value-type="float" office:value="44170" calcext:value-type="float">
            <text:p>44170</text:p>
          </table:table-cell>
          <table:table-cell office:value-type="float" office:value="39652" calcext:value-type="float">
            <text:p>39652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27239" calcext:value-type="float">
            <text:p>227239</text:p>
          </table:table-cell>
          <table:table-cell office:value-type="float" office:value="48559" calcext:value-type="float">
            <text:p>4855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4665" calcext:value-type="float">
            <text:p>394665</text:p>
          </table:table-cell>
        </table:table-row>
        <table:table-row table:style-name="ro1">
          <table:table-cell office:value-type="float" office:value="0.7079458" calcext:value-type="float">
            <text:p>7.08E-01</text:p>
          </table:table-cell>
          <table:table-cell office:value-type="float" office:value="19254" calcext:value-type="float">
            <text:p>19254</text:p>
          </table:table-cell>
          <table:table-cell office:value-type="float" office:value="5305" calcext:value-type="float">
            <text:p>5305</text:p>
          </table:table-cell>
          <table:table-cell office:value-type="float" office:value="5189" calcext:value-type="float">
            <text:p>5189</text:p>
          </table:table-cell>
          <table:table-cell office:value-type="float" office:value="46875" calcext:value-type="float">
            <text:p>46875</text:p>
          </table:table-cell>
          <table:table-cell office:value-type="float" office:value="41524" calcext:value-type="float">
            <text:p>41524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office:value-type="float" office:value="190784" calcext:value-type="float">
            <text:p>190784</text:p>
          </table:table-cell>
          <table:table-cell office:value-type="float" office:value="47627" calcext:value-type="float">
            <text:p>476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7028" calcext:value-type="float">
            <text:p>357028</text:p>
          </table:table-cell>
        </table:table-row>
        <table:table-row table:style-name="ro1">
          <table:table-cell office:value-type="float" office:value="0.7943282" calcext:value-type="float">
            <text:p>7.94E-01</text:p>
          </table:table-cell>
          <table:table-cell office:value-type="float" office:value="15810" calcext:value-type="float">
            <text:p>15810</text:p>
          </table:table-cell>
          <table:table-cell office:value-type="float" office:value="4514" calcext:value-type="float">
            <text:p>4514</text:p>
          </table:table-cell>
          <table:table-cell office:value-type="float" office:value="4447" calcext:value-type="float">
            <text:p>4447</text:p>
          </table:table-cell>
          <table:table-cell office:value-type="float" office:value="49227" calcext:value-type="float">
            <text:p>49227</text:p>
          </table:table-cell>
          <table:table-cell office:value-type="float" office:value="43774" calcext:value-type="float">
            <text:p>4377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36" calcext:value-type="float">
            <text:p>236</text:p>
          </table:table-cell>
          <table:table-cell office:value-type="float" office:value="151820" calcext:value-type="float">
            <text:p>151820</text:p>
          </table:table-cell>
          <table:table-cell office:value-type="float" office:value="45864" calcext:value-type="float">
            <text:p>458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15914" calcext:value-type="float">
            <text:p>315914</text:p>
          </table:table-cell>
        </table:table-row>
        <table:table-row table:style-name="ro1">
          <table:table-cell office:value-type="float" office:value="0.8912509" calcext:value-type="float">
            <text:p>8.91E-01</text:p>
          </table:table-cell>
          <table:table-cell office:value-type="float" office:value="13295" calcext:value-type="float">
            <text:p>13295</text:p>
          </table:table-cell>
          <table:table-cell office:value-type="float" office:value="3801" calcext:value-type="float">
            <text:p>3801</text:p>
          </table:table-cell>
          <table:table-cell office:value-type="float" office:value="3752" calcext:value-type="float">
            <text:p>3752</text:p>
          </table:table-cell>
          <table:table-cell office:value-type="float" office:value="51338" calcext:value-type="float">
            <text:p>51338</text:p>
          </table:table-cell>
          <table:table-cell office:value-type="float" office:value="45141" calcext:value-type="float">
            <text:p>4514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float" office:value="120769" calcext:value-type="float">
            <text:p>120769</text:p>
          </table:table-cell>
          <table:table-cell office:value-type="float" office:value="43224" calcext:value-type="float">
            <text:p>432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81810" calcext:value-type="float">
            <text:p>281810</text:p>
          </table:table-cell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11341" calcext:value-type="float">
            <text:p>11341</text:p>
          </table:table-cell>
          <table:table-cell office:value-type="float" office:value="3367" calcext:value-type="float">
            <text:p>3367</text:p>
          </table:table-cell>
          <table:table-cell office:value-type="float" office:value="3227" calcext:value-type="float">
            <text:p>3227</text:p>
          </table:table-cell>
          <table:table-cell office:value-type="float" office:value="53334" calcext:value-type="float">
            <text:p>53334</text:p>
          </table:table-cell>
          <table:table-cell office:value-type="float" office:value="46171" calcext:value-type="float">
            <text:p>4617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office:value-type="float" office:value="97714" calcext:value-type="float">
            <text:p>97714</text:p>
          </table:table-cell>
          <table:table-cell office:value-type="float" office:value="41083" calcext:value-type="float">
            <text:p>4108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6699" calcext:value-type="float">
            <text:p>256699</text:p>
          </table:table-cell>
        </table:table-row>
        <table:table-row table:style-name="ro1">
          <table:table-cell office:value-type="float" office:value="1.122018" calcext:value-type="float">
            <text:p>1.12E+00</text:p>
          </table:table-cell>
          <table:table-cell office:value-type="float" office:value="9414" calcext:value-type="float">
            <text:p>9414</text:p>
          </table:table-cell>
          <table:table-cell office:value-type="float" office:value="2660" calcext:value-type="float">
            <text:p>2660</text:p>
          </table:table-cell>
          <table:table-cell office:value-type="float" office:value="2677" calcext:value-type="float">
            <text:p>2677</text:p>
          </table:table-cell>
          <table:table-cell office:value-type="float" office:value="54645" calcext:value-type="float">
            <text:p>54645</text:p>
          </table:table-cell>
          <table:table-cell office:value-type="float" office:value="47122" calcext:value-type="float">
            <text:p>4712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21" calcext:value-type="float">
            <text:p>221</text:p>
          </table:table-cell>
          <table:table-cell office:value-type="float" office:value="80765" calcext:value-type="float">
            <text:p>80765</text:p>
          </table:table-cell>
          <table:table-cell office:value-type="float" office:value="38022" calcext:value-type="float">
            <text:p>3802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35750" calcext:value-type="float">
            <text:p>235750</text:p>
          </table:table-cell>
        </table:table-row>
        <table:table-row table:style-name="ro1">
          <table:table-cell office:value-type="float" office:value="1.258925" calcext:value-type="float">
            <text:p>1.26E+00</text:p>
          </table:table-cell>
          <table:table-cell office:value-type="float" office:value="8040" calcext:value-type="float">
            <text:p>8040</text:p>
          </table:table-cell>
          <table:table-cell office:value-type="float" office:value="2225" calcext:value-type="float">
            <text:p>2225</text:p>
          </table:table-cell>
          <table:table-cell office:value-type="float" office:value="2195" calcext:value-type="float">
            <text:p>2195</text:p>
          </table:table-cell>
          <table:table-cell office:value-type="float" office:value="55400" calcext:value-type="float">
            <text:p>55400</text:p>
          </table:table-cell>
          <table:table-cell office:value-type="float" office:value="46877" calcext:value-type="float">
            <text:p>46877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67847" calcext:value-type="float">
            <text:p>67847</text:p>
          </table:table-cell>
          <table:table-cell office:value-type="float" office:value="34843" calcext:value-type="float">
            <text:p>3484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17865" calcext:value-type="float">
            <text:p>217865</text:p>
          </table:table-cell>
        </table:table-row>
        <table:table-row table:style-name="ro1">
          <table:table-cell office:value-type="float" office:value="1.412538" calcext:value-type="float">
            <text:p>1.41E+00</text:p>
          </table:table-cell>
          <table:table-cell office:value-type="float" office:value="6511" calcext:value-type="float">
            <text:p>6511</text:p>
          </table:table-cell>
          <table:table-cell office:value-type="float" office:value="1883" calcext:value-type="float">
            <text:p>1883</text:p>
          </table:table-cell>
          <table:table-cell office:value-type="float" office:value="1825" calcext:value-type="float">
            <text:p>1825</text:p>
          </table:table-cell>
          <table:table-cell office:value-type="float" office:value="55851" calcext:value-type="float">
            <text:p>55851</text:p>
          </table:table-cell>
          <table:table-cell office:value-type="float" office:value="46764" calcext:value-type="float">
            <text:p>46764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56852" calcext:value-type="float">
            <text:p>56852</text:p>
          </table:table-cell>
          <table:table-cell office:value-type="float" office:value="31131" calcext:value-type="float">
            <text:p>3113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1277" calcext:value-type="float">
            <text:p>201277</text:p>
          </table:table-cell>
        </table:table-row>
        <table:table-row table:style-name="ro1">
          <table:table-cell office:value-type="float" office:value="1.584893" calcext:value-type="float">
            <text:p>1.58E+00</text:p>
          </table:table-cell>
          <table:table-cell office:value-type="float" office:value="5536" calcext:value-type="float">
            <text:p>5536</text:p>
          </table:table-cell>
          <table:table-cell office:value-type="float" office:value="1522" calcext:value-type="float">
            <text:p>1522</text:p>
          </table:table-cell>
          <table:table-cell office:value-type="float" office:value="1531" calcext:value-type="float">
            <text:p>1531</text:p>
          </table:table-cell>
          <table:table-cell office:value-type="float" office:value="55549" calcext:value-type="float">
            <text:p>55549</text:p>
          </table:table-cell>
          <table:table-cell office:value-type="float" office:value="45999" calcext:value-type="float">
            <text:p>4599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45735" calcext:value-type="float">
            <text:p>45735</text:p>
          </table:table-cell>
          <table:table-cell office:value-type="float" office:value="27795" calcext:value-type="float">
            <text:p>2779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84113" calcext:value-type="float">
            <text:p>184113</text:p>
          </table:table-cell>
        </table:table-row>
        <table:table-row table:style-name="ro1">
          <table:table-cell office:value-type="float" office:value="1.778279" calcext:value-type="float">
            <text:p>1.78E+00</text:p>
          </table:table-cell>
          <table:table-cell office:value-type="float" office:value="4458" calcext:value-type="float">
            <text:p>4458</text:p>
          </table:table-cell>
          <table:table-cell office:value-type="float" office:value="1310" calcext:value-type="float">
            <text:p>1310</text:p>
          </table:table-cell>
          <table:table-cell office:value-type="float" office:value="1279" calcext:value-type="float">
            <text:p>1279</text:p>
          </table:table-cell>
          <table:table-cell office:value-type="float" office:value="54477" calcext:value-type="float">
            <text:p>54477</text:p>
          </table:table-cell>
          <table:table-cell office:value-type="float" office:value="45083" calcext:value-type="float">
            <text:p>45083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37430" calcext:value-type="float">
            <text:p>37430</text:p>
          </table:table-cell>
          <table:table-cell office:value-type="float" office:value="24321" calcext:value-type="float">
            <text:p>2432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68794" calcext:value-type="float">
            <text:p>168794</text:p>
          </table:table-cell>
        </table:table-row>
        <table:table-row table:style-name="ro1">
          <table:table-cell office:value-type="float" office:value="1.995262" calcext:value-type="float">
            <text:p>2.00E+00</text:p>
          </table:table-cell>
          <table:table-cell office:value-type="float" office:value="3583" calcext:value-type="float">
            <text:p>3583</text:p>
          </table:table-cell>
          <table:table-cell office:value-type="float" office:value="1045" calcext:value-type="float">
            <text:p>1045</text:p>
          </table:table-cell>
          <table:table-cell office:value-type="float" office:value="1044" calcext:value-type="float">
            <text:p>1044</text:p>
          </table:table-cell>
          <table:table-cell office:value-type="float" office:value="53028" calcext:value-type="float">
            <text:p>53028</text:p>
          </table:table-cell>
          <table:table-cell office:value-type="float" office:value="43453" calcext:value-type="float">
            <text:p>4345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float" office:value="30555" calcext:value-type="float">
            <text:p>30555</text:p>
          </table:table-cell>
          <table:table-cell office:value-type="float" office:value="21326" calcext:value-type="float">
            <text:p>2132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54449" calcext:value-type="float">
            <text:p>154449</text:p>
          </table:table-cell>
        </table:table-row>
        <table:table-row table:style-name="ro1">
          <table:table-cell office:value-type="float" office:value="2.238721" calcext:value-type="float">
            <text:p>2.24E+00</text:p>
          </table:table-cell>
          <table:table-cell office:value-type="float" office:value="3032" calcext:value-type="float">
            <text:p>3032</text:p>
          </table:table-cell>
          <table:table-cell office:value-type="float" office:value="919" calcext:value-type="float">
            <text:p>919</text:p>
          </table:table-cell>
          <table:table-cell office:value-type="float" office:value="803" calcext:value-type="float">
            <text:p>803</text:p>
          </table:table-cell>
          <table:table-cell office:value-type="float" office:value="51464" calcext:value-type="float">
            <text:p>51464</text:p>
          </table:table-cell>
          <table:table-cell office:value-type="float" office:value="41632" calcext:value-type="float">
            <text:p>4163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25477" calcext:value-type="float">
            <text:p>25477</text:p>
          </table:table-cell>
          <table:table-cell office:value-type="float" office:value="18333" calcext:value-type="float">
            <text:p>1833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42039" calcext:value-type="float">
            <text:p>142039</text:p>
          </table:table-cell>
        </table:table-row>
        <table:table-row table:style-name="ro1">
          <table:table-cell office:value-type="float" office:value="2.511886" calcext:value-type="float">
            <text:p>2.51E+00</text:p>
          </table:table-cell>
          <table:table-cell office:value-type="float" office:value="2515" calcext:value-type="float">
            <text:p>2515</text:p>
          </table:table-cell>
          <table:table-cell office:value-type="float" office:value="641" calcext:value-type="float">
            <text:p>641</text:p>
          </table:table-cell>
          <table:table-cell office:value-type="float" office:value="721" calcext:value-type="float">
            <text:p>721</text:p>
          </table:table-cell>
          <table:table-cell office:value-type="float" office:value="48317" calcext:value-type="float">
            <text:p>48317</text:p>
          </table:table-cell>
          <table:table-cell office:value-type="float" office:value="39064" calcext:value-type="float">
            <text:p>39064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20655" calcext:value-type="float">
            <text:p>20655</text:p>
          </table:table-cell>
          <table:table-cell office:value-type="float" office:value="15884" calcext:value-type="float">
            <text:p>15884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28176" calcext:value-type="float">
            <text:p>128176</text:p>
          </table:table-cell>
        </table:table-row>
        <table:table-row table:style-name="ro1">
          <table:table-cell office:value-type="float" office:value="2.818383" calcext:value-type="float">
            <text:p>2.82E+00</text:p>
          </table:table-cell>
          <table:table-cell office:value-type="float" office:value="2047" calcext:value-type="float">
            <text:p>2047</text:p>
          </table:table-cell>
          <table:table-cell office:value-type="float" office:value="558" calcext:value-type="float">
            <text:p>558</text:p>
          </table:table-cell>
          <table:table-cell office:value-type="float" office:value="535" calcext:value-type="float">
            <text:p>535</text:p>
          </table:table-cell>
          <table:table-cell office:value-type="float" office:value="45527" calcext:value-type="float">
            <text:p>45527</text:p>
          </table:table-cell>
          <table:table-cell office:value-type="float" office:value="36427" calcext:value-type="float">
            <text:p>3642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6829" calcext:value-type="float">
            <text:p>16829</text:p>
          </table:table-cell>
          <table:table-cell office:value-type="float" office:value="13332" calcext:value-type="float">
            <text:p>1333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15604" calcext:value-type="float">
            <text:p>115604</text:p>
          </table:table-cell>
        </table:table-row>
        <table:table-row table:style-name="ro1">
          <table:table-cell office:value-type="float" office:value="3.162278" calcext:value-type="float">
            <text:p>3.16E+00</text:p>
          </table:table-cell>
          <table:table-cell office:value-type="float" office:value="1663" calcext:value-type="float">
            <text:p>1663</text:p>
          </table:table-cell>
          <table:table-cell office:value-type="float" office:value="472" calcext:value-type="float">
            <text:p>472</text:p>
          </table:table-cell>
          <table:table-cell office:value-type="float" office:value="470" calcext:value-type="float">
            <text:p>470</text:p>
          </table:table-cell>
          <table:table-cell office:value-type="float" office:value="42617" calcext:value-type="float">
            <text:p>42617</text:p>
          </table:table-cell>
          <table:table-cell office:value-type="float" office:value="33935" calcext:value-type="float">
            <text:p>3393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3403" calcext:value-type="float">
            <text:p>13403</text:p>
          </table:table-cell>
          <table:table-cell office:value-type="float" office:value="11067" calcext:value-type="float">
            <text:p>1106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03958" calcext:value-type="float">
            <text:p>103958</text:p>
          </table:table-cell>
        </table:table-row>
        <table:table-row table:style-name="ro1">
          <table:table-cell office:value-type="float" office:value="3.548134" calcext:value-type="float">
            <text:p>3.55E+00</text:p>
          </table:table-cell>
          <table:table-cell office:value-type="float" office:value="1438" calcext:value-type="float">
            <text:p>1438</text:p>
          </table:table-cell>
          <table:table-cell office:value-type="float" office:value="412" calcext:value-type="float">
            <text:p>412</text:p>
          </table:table-cell>
          <table:table-cell office:value-type="float" office:value="361" calcext:value-type="float">
            <text:p>361</text:p>
          </table:table-cell>
          <table:table-cell office:value-type="float" office:value="38879" calcext:value-type="float">
            <text:p>38879</text:p>
          </table:table-cell>
          <table:table-cell office:value-type="float" office:value="30934" calcext:value-type="float">
            <text:p>3093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1067" calcext:value-type="float">
            <text:p>11067</text:p>
          </table:table-cell>
          <table:table-cell office:value-type="float" office:value="9266" calcext:value-type="float">
            <text:p>92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92657" calcext:value-type="float">
            <text:p>92657</text:p>
          </table:table-cell>
        </table:table-row>
        <table:table-row table:style-name="ro1">
          <table:table-cell office:value-type="float" office:value="3.981072" calcext:value-type="float">
            <text:p>3.98E+00</text:p>
          </table:table-cell>
          <table:table-cell office:value-type="float" office:value="1099" calcext:value-type="float">
            <text:p>1099</text:p>
          </table:table-cell>
          <table:table-cell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float" office:value="35458" calcext:value-type="float">
            <text:p>35458</text:p>
          </table:table-cell>
          <table:table-cell office:value-type="float" office:value="28618" calcext:value-type="float">
            <text:p>286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8917" calcext:value-type="float">
            <text:p>8917</text:p>
          </table:table-cell>
          <table:table-cell office:value-type="float" office:value="7919" calcext:value-type="float">
            <text:p>791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2898" calcext:value-type="float">
            <text:p>82898</text:p>
          </table:table-cell>
        </table:table-row>
        <table:table-row table:style-name="ro1">
          <table:table-cell office:value-type="float" office:value="4.466836" calcext:value-type="float">
            <text:p>4.47E+00</text:p>
          </table:table-cell>
          <table:table-cell office:value-type="float" office:value="884" calcext:value-type="float">
            <text:p>884</text:p>
          </table:table-cell>
          <table:table-cell office:value-type="float" office:value="256" calcext:value-type="float">
            <text:p>256</text:p>
          </table:table-cell>
          <table:table-cell office:value-type="float" office:value="233" calcext:value-type="float">
            <text:p>233</text:p>
          </table:table-cell>
          <table:table-cell office:value-type="float" office:value="31966" calcext:value-type="float">
            <text:p>31966</text:p>
          </table:table-cell>
          <table:table-cell office:value-type="float" office:value="25607" calcext:value-type="float">
            <text:p>256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7460" calcext:value-type="float">
            <text:p>7460</text:p>
          </table:table-cell>
          <table:table-cell office:value-type="float" office:value="7047" calcext:value-type="float">
            <text:p>704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73730" calcext:value-type="float">
            <text:p>73730</text:p>
          </table:table-cell>
        </table:table-row>
        <table:table-row table:style-name="ro1">
          <table:table-cell office:value-type="float" office:value="5.011872" calcext:value-type="float">
            <text:p>5.01E+00</text:p>
          </table:table-cell>
          <table:table-cell office:value-type="float" office:value="705" calcext:value-type="float">
            <text:p>705</text:p>
          </table:table-cell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office:value-type="float" office:value="28697" calcext:value-type="float">
            <text:p>28697</text:p>
          </table:table-cell>
          <table:table-cell office:value-type="float" office:value="23078" calcext:value-type="float">
            <text:p>2307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6080" calcext:value-type="float">
            <text:p>6080</text:p>
          </table:table-cell>
          <table:table-cell office:value-type="float" office:value="6096" calcext:value-type="float">
            <text:p>609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5292" calcext:value-type="float">
            <text:p>65292</text:p>
          </table:table-cell>
        </table:table-row>
        <table:table-row table:style-name="ro1">
          <table:table-cell office:value-type="float" office:value="5.623413" calcext:value-type="float">
            <text:p>5.62E+00</text:p>
          </table:table-cell>
          <table:table-cell office:value-type="float" office:value="592" calcext:value-type="float">
            <text:p>592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office:value-type="float" office:value="25664" calcext:value-type="float">
            <text:p>25664</text:p>
          </table:table-cell>
          <table:table-cell office:value-type="float" office:value="20581" calcext:value-type="float">
            <text:p>2058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5049" calcext:value-type="float">
            <text:p>5049</text:p>
          </table:table-cell>
          <table:table-cell office:value-type="float" office:value="4868" calcext:value-type="float">
            <text:p>486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57307" calcext:value-type="float">
            <text:p>57307</text:p>
          </table:table-cell>
        </table:table-row>
        <table:table-row table:style-name="ro1">
          <table:table-cell office:value-type="float" office:value="6.309573" calcext:value-type="float">
            <text:p>6.31E+00</text:p>
          </table:table-cell>
          <table:table-cell office:value-type="float" office:value="472" calcext:value-type="float">
            <text:p>472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22361" calcext:value-type="float">
            <text:p>22361</text:p>
          </table:table-cell>
          <table:table-cell office:value-type="float" office:value="18235" calcext:value-type="float">
            <text:p>1823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3720" calcext:value-type="float">
            <text:p>3720</text:p>
          </table:table-cell>
          <table:table-cell office:value-type="float" office:value="4222" calcext:value-type="float">
            <text:p>42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9466" calcext:value-type="float">
            <text:p>49466</text:p>
          </table:table-cell>
        </table:table-row>
        <table:table-row table:style-name="ro1">
          <table:table-cell office:value-type="float" office:value="7.079458" calcext:value-type="float">
            <text:p>7.08E+00</text:p>
          </table:table-cell>
          <table:table-cell office:value-type="float" office:value="360" calcext:value-type="float">
            <text:p>360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19830" calcext:value-type="float">
            <text:p>19830</text:p>
          </table:table-cell>
          <table:table-cell office:value-type="float" office:value="16018" calcext:value-type="float">
            <text:p>1601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2802" calcext:value-type="float">
            <text:p>2802</text:p>
          </table:table-cell>
          <table:table-cell office:value-type="float" office:value="3393" calcext:value-type="float">
            <text:p>339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2816" calcext:value-type="float">
            <text:p>42816</text:p>
          </table:table-cell>
        </table:table-row>
        <table:table-row table:style-name="ro1">
          <table:table-cell office:value-type="float" office:value="7.943282" calcext:value-type="float">
            <text:p>7.94E+00</text:p>
          </table:table-cell>
          <table:table-cell office:value-type="float" office:value="305" calcext:value-type="float">
            <text:p>30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7137" calcext:value-type="float">
            <text:p>17137</text:p>
          </table:table-cell>
          <table:table-cell office:value-type="float" office:value="14094" calcext:value-type="float">
            <text:p>1409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969" calcext:value-type="float">
            <text:p>1969</text:p>
          </table:table-cell>
          <table:table-cell office:value-type="float" office:value="2422" calcext:value-type="float">
            <text:p>242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6294" calcext:value-type="float">
            <text:p>36294</text:p>
          </table:table-cell>
        </table:table-row>
        <table:table-row table:style-name="ro1">
          <table:table-cell office:value-type="float" office:value="8.912509" calcext:value-type="float">
            <text:p>8.91E+00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4887" calcext:value-type="float">
            <text:p>14887</text:p>
          </table:table-cell>
          <table:table-cell office:value-type="float" office:value="12148" calcext:value-type="float">
            <text:p>1214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476" calcext:value-type="float">
            <text:p>1476</text:p>
          </table:table-cell>
          <table:table-cell office:value-type="float" office:value="1851" calcext:value-type="float">
            <text:p>185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944" calcext:value-type="float">
            <text:p>30944</text:p>
          </table:table-cell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12645" calcext:value-type="float">
            <text:p>12645</text:p>
          </table:table-cell>
          <table:table-cell office:value-type="float" office:value="10302" calcext:value-type="float">
            <text:p>1030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082" calcext:value-type="float">
            <text:p>1082</text:p>
          </table:table-cell>
          <table:table-cell office:value-type="float" office:value="1397" calcext:value-type="float">
            <text:p>139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5938" calcext:value-type="float">
            <text:p>25938</text:p>
          </table:table-cell>
        </table:table-row>
        <table:table-row table:style-name="ro1">
          <table:table-cell office:value-type="float" office:value="11.22018" calcext:value-type="float">
            <text:p>1.12E+01</text:p>
          </table:table-cell>
          <table:table-cell office:value-type="float" office:value="193" calcext:value-type="float">
            <text:p>193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0977" calcext:value-type="float">
            <text:p>10977</text:p>
          </table:table-cell>
          <table:table-cell office:value-type="float" office:value="8861" calcext:value-type="float">
            <text:p>886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867" calcext:value-type="float">
            <text:p>867</text:p>
          </table:table-cell>
          <table:table-cell office:value-type="float" office:value="1155" calcext:value-type="float">
            <text:p>115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2284" calcext:value-type="float">
            <text:p>22284</text:p>
          </table:table-cell>
        </table:table-row>
        <table:table-row table:style-name="ro1">
          <table:table-cell office:value-type="float" office:value="12.58925" calcext:value-type="float">
            <text:p>1.26E+01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298" calcext:value-type="float">
            <text:p>9298</text:p>
          </table:table-cell>
          <table:table-cell office:value-type="float" office:value="7565" calcext:value-type="float">
            <text:p>756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99" calcext:value-type="float">
            <text:p>699</text:p>
          </table:table-cell>
          <table:table-cell office:value-type="float" office:value="942" calcext:value-type="float">
            <text:p>94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829" calcext:value-type="float">
            <text:p>18829</text:p>
          </table:table-cell>
        </table:table-row>
        <table:table-row table:style-name="ro1">
          <table:table-cell office:value-type="float" office:value="14.12538" calcext:value-type="float">
            <text:p>1.41E+01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7814" calcext:value-type="float">
            <text:p>7814</text:p>
          </table:table-cell>
          <table:table-cell office:value-type="float" office:value="6441" calcext:value-type="float">
            <text:p>644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69" calcext:value-type="float">
            <text:p>569</text:p>
          </table:table-cell>
          <table:table-cell office:value-type="float" office:value="829" calcext:value-type="float">
            <text:p>82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957" calcext:value-type="float">
            <text:p>15957</text:p>
          </table:table-cell>
        </table:table-row>
        <table:table-row table:style-name="ro1">
          <table:table-cell office:value-type="float" office:value="15.84893" calcext:value-type="float">
            <text:p>1.58E+01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515" calcext:value-type="float">
            <text:p>6515</text:p>
          </table:table-cell>
          <table:table-cell office:value-type="float" office:value="5332" calcext:value-type="float">
            <text:p>533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62" calcext:value-type="float">
            <text:p>462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221" calcext:value-type="float">
            <text:p>13221</text:p>
          </table:table-cell>
        </table:table-row>
        <table:table-row table:style-name="ro1">
          <table:table-cell office:value-type="float" office:value="17.78279" calcext:value-type="float">
            <text:p>1.78E+0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422" calcext:value-type="float">
            <text:p>5422</text:p>
          </table:table-cell>
          <table:table-cell office:value-type="float" office:value="4597" calcext:value-type="float">
            <text:p>459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66" calcext:value-type="float">
            <text:p>366</text:p>
          </table:table-cell>
          <table:table-cell office:value-type="float" office:value="573" calcext:value-type="float">
            <text:p>57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177" calcext:value-type="float">
            <text:p>11177</text:p>
          </table:table-cell>
        </table:table-row>
        <table:table-row table:style-name="ro1">
          <table:table-cell office:value-type="float" office:value="19.95262" calcext:value-type="float">
            <text:p>2.00E+01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74" calcext:value-type="float">
            <text:p>4474</text:p>
          </table:table-cell>
          <table:table-cell office:value-type="float" office:value="3823" calcext:value-type="float">
            <text:p>382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27" calcext:value-type="float">
            <text:p>327</text:p>
          </table:table-cell>
          <table:table-cell office:value-type="float" office:value="427" calcext:value-type="float">
            <text:p>42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237" calcext:value-type="float">
            <text:p>9237</text:p>
          </table:table-cell>
        </table:table-row>
        <table:table-row table:style-name="ro1">
          <table:table-cell office:value-type="float" office:value="22.38721" calcext:value-type="float">
            <text:p>2.24E+0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717" calcext:value-type="float">
            <text:p>3717</text:p>
          </table:table-cell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45" calcext:value-type="float">
            <text:p>245</text:p>
          </table:table-cell>
          <table:table-cell office:value-type="float" office:value="381" calcext:value-type="float">
            <text:p>3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477" calcext:value-type="float">
            <text:p>7477</text:p>
          </table:table-cell>
        </table:table-row>
        <table:table-row table:style-name="ro1">
          <table:table-cell office:value-type="float" office:value="25.11886" calcext:value-type="float">
            <text:p>2.51E+0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60" calcext:value-type="float">
            <text:p>3060</text:p>
          </table:table-cell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28.18383" calcext:value-type="float">
            <text:p>2.82E+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83" calcext:value-type="float">
            <text:p>2583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31.62278" calcext:value-type="float">
            <text:p>3.16E+0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32" calcext:value-type="float">
            <text:p>2032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24" calcext:value-type="float">
            <text:p>4124</text:p>
          </table:table-cell>
        </table:table-row>
        <table:table-row table:style-name="ro1">
          <table:table-cell office:value-type="float" office:value="35.48134" calcext:value-type="float">
            <text:p>3.55E+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58" calcext:value-type="float">
            <text:p>1558</text:p>
          </table:table-cell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39.81072" calcext:value-type="float">
            <text:p>3.98E+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64" calcext:value-type="float">
            <text:p>1364</text:p>
          </table:table-cell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44.66836" calcext:value-type="float">
            <text:p>4.47E+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3" calcext:value-type="float">
            <text:p>983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50.11872" calcext:value-type="float">
            <text:p>5.01E+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14" calcext:value-type="float">
            <text:p>814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56.23413" calcext:value-type="float">
            <text:p>5.62E+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7" calcext:value-type="float">
            <text:p>677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63.09573" calcext:value-type="float">
            <text:p>6.31E+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70.79458" calcext:value-type="float">
            <text:p>7.08E+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79.43282" calcext:value-type="float">
            <text:p>7.94E+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89.12509" calcext:value-type="float">
            <text:p>8.91E+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00" calcext:value-type="float">
            <text:p>1.00E+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12.2018" calcext:value-type="float">
            <text:p>1.12E+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25.8925" calcext:value-type="float">
            <text:p>1.26E+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1.2538" calcext:value-type="float">
            <text:p>1.41E+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8.4893" calcext:value-type="float">
            <text:p>1.58E+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77.8279" calcext:value-type="float">
            <text:p>1.78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99.5262" calcext:value-type="float">
            <text:p>2.00E+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3.8721" calcext:value-type="float">
            <text:p>2.24E+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1.1886" calcext:value-type="float">
            <text:p>2.51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1.8383" calcext:value-type="float">
            <text:p>2.82E+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6.2278" calcext:value-type="float">
            <text:p>3.16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4.8134" calcext:value-type="float">
            <text:p>3.55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8.1072" calcext:value-type="float">
            <text:p>3.98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6.6836" calcext:value-type="float">
            <text:p>4.47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1.1872" calcext:value-type="float">
            <text:p>5.01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2.3413" calcext:value-type="float">
            <text:p>5.62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0.9573" calcext:value-type="float">
            <text:p>6.31E+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7.9458" calcext:value-type="float">
            <text:p>7.08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4.3282" calcext:value-type="float">
            <text:p>7.94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1.2509" calcext:value-type="float">
            <text:p>8.91E+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" calcext:value-type="float">
            <text:p>1.00E+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2.018" calcext:value-type="float">
            <text:p>1.12E+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8.925" calcext:value-type="float">
            <text:p>1.26E+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.538" calcext:value-type="float">
            <text:p>1.41E+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.893" calcext:value-type="float">
            <text:p>1.58E+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.279" calcext:value-type="float">
            <text:p>1.78E+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5.262" calcext:value-type="float">
            <text:p>2.00E+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03:41:51.250363890</meta:creation-date>
    <dc:date>2024-01-30T03:45:31.313357061</dc:date>
    <meta:editing-duration>PT3M41S</meta:editing-duration>
    <meta:editing-cycles>1</meta:editing-cycles>
    <meta:generator>LibreOffice/7.5.9.2$Linux_X86_64 LibreOffice_project/50$Build-2</meta:generator>
    <meta:document-statistic meta:table-count="1" meta:cell-count="2170" meta:object-count="0"/>
  </office:meta>
</office:document-meta>
</file>